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9217in" svg:y="0.8969in">
            <draw:object draw:notify-on-update-of-ranges="Sheet1.A2:Sheet1.A30 Sheet1.B2:Sheet1.B30 Sheet1.A2:Sheet1.A30 Sheet1.C2:Sheet1.C30 Sheet1.A2:Sheet1.A30 Sheet1.D2:Sheet1.D30 Sheet1.A2:Sheet1.A30 Sheet1.E2:Sheet1.E30 Sheet1.A2:Sheet1.A30 Sheet1.F2:Sheet1.F30 Sheet1.A2:Sheet1.A30 Sheet1.G2:Sheet1.G30 Sheet1.A2:Sheet1.A30 Sheet1.H2:Sheet1.H30 Sheet1.A2:Sheet1.A30 Sheet1.I2:Sheet1.I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a(x)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E2]*EXP([.$J2]/8.314*(1/[.$E$1]-1/[.B$1]))" office:value-type="float" office:value="0.268852967824286" calcext:value-type="float">
            <text:p>0.2688529678</text:p>
          </table:table-cell>
          <table:table-cell table:formula="of:=[.$E2]*EXP([.$J2]/8.314*(1/[.$E$1]-1/[.C$1]))" office:value-type="float" office:value="0.684208029854691" calcext:value-type="float">
            <text:p>0.6842080299</text:p>
          </table:table-cell>
          <table:table-cell table:formula="of:=[.$E2]*EXP([.$J2]/8.314*(1/[.$E$1]-1/[.D$1]))" office:value-type="float" office:value="1.63369314275693" calcext:value-type="float">
            <text:p>1.6336931428</text:p>
          </table:table-cell>
          <table:table-cell office:value-type="float" office:value="2.5" calcext:value-type="float">
            <text:p>2.5</text:p>
          </table:table-cell>
          <table:table-cell table:formula="of:=[.$E2]*EXP([.$J2]/8.314*(1/[.$E$1]-1/[.F$1]))" office:value-type="float" office:value="3.6830149143501" calcext:value-type="float">
            <text:p>3.6830149144</text:p>
          </table:table-cell>
          <table:table-cell table:formula="of:=[.$E2]*EXP([.$J2]/8.314*(1/[.$E$1]-1/[.G$1]))" office:value-type="float" office:value="7.88276265262015" calcext:value-type="float">
            <text:p>7.8827626526</text:p>
          </table:table-cell>
          <table:table-cell table:formula="of:=[.$E2]*EXP([.$J2]/8.314*(1/[.$E$1]-1/[.H$1]))" office:value-type="float" office:value="16.0949850065428" calcext:value-type="float">
            <text:p>16.0949850065</text:p>
          </table:table-cell>
          <table:table-cell table:formula="of:=[.$E2]*EXP([.$J2]/8.314*(1/[.$E$1]-1/[.I$1]))" office:value-type="float" office:value="31.4835253063661" calcext:value-type="float">
            <text:p>31.4835253064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396975" calcext:value-type="float">
            <text:p>0.396975</text:p>
          </table:table-cell>
          <table:table-cell table:formula="of:=[.$E3]*EXP([.$J3]/8.314*(1/[.$E$1]-1/[.B$1]))" office:value-type="float" office:value="0.268852967824286" calcext:value-type="float">
            <text:p>0.2688529678</text:p>
          </table:table-cell>
          <table:table-cell table:formula="of:=[.$E3]*EXP([.$J3]/8.314*(1/[.$E$1]-1/[.C$1]))" office:value-type="float" office:value="0.684208029854691" calcext:value-type="float">
            <text:p>0.6842080299</text:p>
          </table:table-cell>
          <table:table-cell table:formula="of:=[.$E3]*EXP([.$J3]/8.314*(1/[.$E$1]-1/[.D$1]))" office:value-type="float" office:value="1.63369314275693" calcext:value-type="float">
            <text:p>1.6336931428</text:p>
          </table:table-cell>
          <table:table-cell table:formula="of:=[.E2]" office:value-type="float" office:value="2.5" calcext:value-type="float">
            <text:p>2.5</text:p>
          </table:table-cell>
          <table:table-cell table:formula="of:=[.$E3]*EXP([.$J3]/8.314*(1/[.$E$1]-1/[.F$1]))" office:value-type="float" office:value="3.6830149143501" calcext:value-type="float">
            <text:p>3.6830149144</text:p>
          </table:table-cell>
          <table:table-cell table:formula="of:=[.$E3]*EXP([.$J3]/8.314*(1/[.$E$1]-1/[.G$1]))" office:value-type="float" office:value="7.88276265262015" calcext:value-type="float">
            <text:p>7.8827626526</text:p>
          </table:table-cell>
          <table:table-cell table:formula="of:=[.$E3]*EXP([.$J3]/8.314*(1/[.$E$1]-1/[.H$1]))" office:value-type="float" office:value="16.0949850065428" calcext:value-type="float">
            <text:p>16.0949850065</text:p>
          </table:table-cell>
          <table:table-cell table:formula="of:=[.$E3]*EXP([.$J3]/8.314*(1/[.$E$1]-1/[.I$1]))" office:value-type="float" office:value="31.4835253063661" calcext:value-type="float">
            <text:p>31.4835253064</text:p>
          </table:table-cell>
          <table:table-cell table:formula="of:=[.J2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4229" calcext:value-type="float">
            <text:p>0.4229</text:p>
          </table:table-cell>
          <table:table-cell table:formula="of:=[.$E4]*EXP([.$J4]/8.314*(1/[.$E$1]-1/[.B$1]))" office:value-type="float" office:value="0.268852967824286" calcext:value-type="float">
            <text:p>0.2688529678</text:p>
          </table:table-cell>
          <table:table-cell table:formula="of:=[.$E4]*EXP([.$J4]/8.314*(1/[.$E$1]-1/[.C$1]))" office:value-type="float" office:value="0.684208029854691" calcext:value-type="float">
            <text:p>0.6842080299</text:p>
          </table:table-cell>
          <table:table-cell table:formula="of:=[.$E4]*EXP([.$J4]/8.314*(1/[.$E$1]-1/[.D$1]))" office:value-type="float" office:value="1.63369314275693" calcext:value-type="float">
            <text:p>1.6336931428</text:p>
          </table:table-cell>
          <table:table-cell table:formula="of:=[.E3]" office:value-type="float" office:value="2.5" calcext:value-type="float">
            <text:p>2.5</text:p>
          </table:table-cell>
          <table:table-cell table:formula="of:=[.$E4]*EXP([.$J4]/8.314*(1/[.$E$1]-1/[.F$1]))" office:value-type="float" office:value="3.6830149143501" calcext:value-type="float">
            <text:p>3.6830149144</text:p>
          </table:table-cell>
          <table:table-cell table:formula="of:=[.$E4]*EXP([.$J4]/8.314*(1/[.$E$1]-1/[.G$1]))" office:value-type="float" office:value="7.88276265262015" calcext:value-type="float">
            <text:p>7.8827626526</text:p>
          </table:table-cell>
          <table:table-cell table:formula="of:=[.$E4]*EXP([.$J4]/8.314*(1/[.$E$1]-1/[.H$1]))" office:value-type="float" office:value="16.0949850065428" calcext:value-type="float">
            <text:p>16.0949850065</text:p>
          </table:table-cell>
          <table:table-cell table:formula="of:=[.$E4]*EXP([.$J4]/8.314*(1/[.$E$1]-1/[.I$1]))" office:value-type="float" office:value="31.4835253063661" calcext:value-type="float">
            <text:p>31.4835253064</text:p>
          </table:table-cell>
          <table:table-cell table:formula="of:=[.J3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47765" calcext:value-type="float">
            <text:p>0.47765</text:p>
          </table:table-cell>
          <table:table-cell table:formula="of:=[.$E5]*EXP([.$J5]/8.314*(1/[.$E$1]-1/[.B$1]))" office:value-type="float" office:value="0.268852967824286" calcext:value-type="float">
            <text:p>0.2688529678</text:p>
          </table:table-cell>
          <table:table-cell table:formula="of:=[.$E5]*EXP([.$J5]/8.314*(1/[.$E$1]-1/[.C$1]))" office:value-type="float" office:value="0.684208029854691" calcext:value-type="float">
            <text:p>0.6842080299</text:p>
          </table:table-cell>
          <table:table-cell table:formula="of:=[.$E5]*EXP([.$J5]/8.314*(1/[.$E$1]-1/[.D$1]))" office:value-type="float" office:value="1.63369314275693" calcext:value-type="float">
            <text:p>1.6336931428</text:p>
          </table:table-cell>
          <table:table-cell table:formula="of:=[.E4]" office:value-type="float" office:value="2.5" calcext:value-type="float">
            <text:p>2.5</text:p>
          </table:table-cell>
          <table:table-cell table:formula="of:=[.$E5]*EXP([.$J5]/8.314*(1/[.$E$1]-1/[.F$1]))" office:value-type="float" office:value="3.6830149143501" calcext:value-type="float">
            <text:p>3.6830149144</text:p>
          </table:table-cell>
          <table:table-cell table:formula="of:=[.$E5]*EXP([.$J5]/8.314*(1/[.$E$1]-1/[.G$1]))" office:value-type="float" office:value="7.88276265262015" calcext:value-type="float">
            <text:p>7.8827626526</text:p>
          </table:table-cell>
          <table:table-cell table:formula="of:=[.$E5]*EXP([.$J5]/8.314*(1/[.$E$1]-1/[.H$1]))" office:value-type="float" office:value="16.0949850065428" calcext:value-type="float">
            <text:p>16.0949850065</text:p>
          </table:table-cell>
          <table:table-cell table:formula="of:=[.$E5]*EXP([.$J5]/8.314*(1/[.$E$1]-1/[.I$1]))" office:value-type="float" office:value="31.4835253063661" calcext:value-type="float">
            <text:p>31.4835253064</text:p>
          </table:table-cell>
          <table:table-cell table:formula="of:=[.J4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531675" calcext:value-type="float">
            <text:p>0.531675</text:p>
          </table:table-cell>
          <table:table-cell table:formula="of:=[.$E6]*EXP([.$J6]/8.314*(1/[.$E$1]-1/[.B$1]))" office:value-type="float" office:value="0.268852967824286" calcext:value-type="float">
            <text:p>0.2688529678</text:p>
          </table:table-cell>
          <table:table-cell table:formula="of:=[.$E6]*EXP([.$J6]/8.314*(1/[.$E$1]-1/[.C$1]))" office:value-type="float" office:value="0.684208029854691" calcext:value-type="float">
            <text:p>0.6842080299</text:p>
          </table:table-cell>
          <table:table-cell table:formula="of:=[.$E6]*EXP([.$J6]/8.314*(1/[.$E$1]-1/[.D$1]))" office:value-type="float" office:value="1.63369314275693" calcext:value-type="float">
            <text:p>1.6336931428</text:p>
          </table:table-cell>
          <table:table-cell table:formula="of:=[.E5]" office:value-type="float" office:value="2.5" calcext:value-type="float">
            <text:p>2.5</text:p>
          </table:table-cell>
          <table:table-cell table:formula="of:=[.$E6]*EXP([.$J6]/8.314*(1/[.$E$1]-1/[.F$1]))" office:value-type="float" office:value="3.6830149143501" calcext:value-type="float">
            <text:p>3.6830149144</text:p>
          </table:table-cell>
          <table:table-cell table:formula="of:=[.$E6]*EXP([.$J6]/8.314*(1/[.$E$1]-1/[.G$1]))" office:value-type="float" office:value="7.88276265262015" calcext:value-type="float">
            <text:p>7.8827626526</text:p>
          </table:table-cell>
          <table:table-cell table:formula="of:=[.$E6]*EXP([.$J6]/8.314*(1/[.$E$1]-1/[.H$1]))" office:value-type="float" office:value="16.0949850065428" calcext:value-type="float">
            <text:p>16.0949850065</text:p>
          </table:table-cell>
          <table:table-cell table:formula="of:=[.$E6]*EXP([.$J6]/8.314*(1/[.$E$1]-1/[.I$1]))" office:value-type="float" office:value="31.4835253063661" calcext:value-type="float">
            <text:p>31.4835253064</text:p>
          </table:table-cell>
          <table:table-cell table:formula="of:=[.J5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5785" calcext:value-type="float">
            <text:p>0.5785</text:p>
          </table:table-cell>
          <table:table-cell table:formula="of:=[.$E7]*EXP([.$J7]/8.314*(1/[.$E$1]-1/[.B$1]))" office:value-type="float" office:value="0.268852967824286" calcext:value-type="float">
            <text:p>0.2688529678</text:p>
          </table:table-cell>
          <table:table-cell table:formula="of:=[.$E7]*EXP([.$J7]/8.314*(1/[.$E$1]-1/[.C$1]))" office:value-type="float" office:value="0.684208029854691" calcext:value-type="float">
            <text:p>0.6842080299</text:p>
          </table:table-cell>
          <table:table-cell table:formula="of:=[.$E7]*EXP([.$J7]/8.314*(1/[.$E$1]-1/[.D$1]))" office:value-type="float" office:value="1.63369314275693" calcext:value-type="float">
            <text:p>1.6336931428</text:p>
          </table:table-cell>
          <table:table-cell table:formula="of:=[.E6]" office:value-type="float" office:value="2.5" calcext:value-type="float">
            <text:p>2.5</text:p>
          </table:table-cell>
          <table:table-cell table:formula="of:=[.$E7]*EXP([.$J7]/8.314*(1/[.$E$1]-1/[.F$1]))" office:value-type="float" office:value="3.6830149143501" calcext:value-type="float">
            <text:p>3.6830149144</text:p>
          </table:table-cell>
          <table:table-cell table:formula="of:=[.$E7]*EXP([.$J7]/8.314*(1/[.$E$1]-1/[.G$1]))" office:value-type="float" office:value="7.88276265262015" calcext:value-type="float">
            <text:p>7.8827626526</text:p>
          </table:table-cell>
          <table:table-cell table:formula="of:=[.$E7]*EXP([.$J7]/8.314*(1/[.$E$1]-1/[.H$1]))" office:value-type="float" office:value="16.0949850065428" calcext:value-type="float">
            <text:p>16.0949850065</text:p>
          </table:table-cell>
          <table:table-cell table:formula="of:=[.$E7]*EXP([.$J7]/8.314*(1/[.$E$1]-1/[.I$1]))" office:value-type="float" office:value="31.4835253063661" calcext:value-type="float">
            <text:p>31.4835253064</text:p>
          </table:table-cell>
          <table:table-cell table:formula="of:=[.J6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6334" calcext:value-type="float">
            <text:p>0.6334</text:p>
          </table:table-cell>
          <table:table-cell table:formula="of:=[.$E8]*EXP([.$J8]/8.314*(1/[.$E$1]-1/[.B$1]))" office:value-type="float" office:value="0.268852967824286" calcext:value-type="float">
            <text:p>0.2688529678</text:p>
          </table:table-cell>
          <table:table-cell table:formula="of:=[.$E8]*EXP([.$J8]/8.314*(1/[.$E$1]-1/[.C$1]))" office:value-type="float" office:value="0.684208029854691" calcext:value-type="float">
            <text:p>0.6842080299</text:p>
          </table:table-cell>
          <table:table-cell table:formula="of:=[.$E8]*EXP([.$J8]/8.314*(1/[.$E$1]-1/[.D$1]))" office:value-type="float" office:value="1.63369314275693" calcext:value-type="float">
            <text:p>1.6336931428</text:p>
          </table:table-cell>
          <table:table-cell table:formula="of:=[.E7]" office:value-type="float" office:value="2.5" calcext:value-type="float">
            <text:p>2.5</text:p>
          </table:table-cell>
          <table:table-cell table:formula="of:=[.$E8]*EXP([.$J8]/8.314*(1/[.$E$1]-1/[.F$1]))" office:value-type="float" office:value="3.6830149143501" calcext:value-type="float">
            <text:p>3.6830149144</text:p>
          </table:table-cell>
          <table:table-cell table:formula="of:=[.$E8]*EXP([.$J8]/8.314*(1/[.$E$1]-1/[.G$1]))" office:value-type="float" office:value="7.88276265262015" calcext:value-type="float">
            <text:p>7.8827626526</text:p>
          </table:table-cell>
          <table:table-cell table:formula="of:=[.$E8]*EXP([.$J8]/8.314*(1/[.$E$1]-1/[.H$1]))" office:value-type="float" office:value="16.0949850065428" calcext:value-type="float">
            <text:p>16.0949850065</text:p>
          </table:table-cell>
          <table:table-cell table:formula="of:=[.$E8]*EXP([.$J8]/8.314*(1/[.$E$1]-1/[.I$1]))" office:value-type="float" office:value="31.4835253063661" calcext:value-type="float">
            <text:p>31.4835253064</text:p>
          </table:table-cell>
          <table:table-cell table:formula="of:=[.J7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6965" calcext:value-type="float">
            <text:p>0.6965</text:p>
          </table:table-cell>
          <table:table-cell table:formula="of:=[.$E9]*EXP([.$J9]/8.314*(1/[.$E$1]-1/[.B$1]))" office:value-type="float" office:value="0.268852967824286" calcext:value-type="float">
            <text:p>0.2688529678</text:p>
          </table:table-cell>
          <table:table-cell table:formula="of:=[.$E9]*EXP([.$J9]/8.314*(1/[.$E$1]-1/[.C$1]))" office:value-type="float" office:value="0.684208029854691" calcext:value-type="float">
            <text:p>0.6842080299</text:p>
          </table:table-cell>
          <table:table-cell table:formula="of:=[.$E9]*EXP([.$J9]/8.314*(1/[.$E$1]-1/[.D$1]))" office:value-type="float" office:value="1.63369314275693" calcext:value-type="float">
            <text:p>1.6336931428</text:p>
          </table:table-cell>
          <table:table-cell table:formula="of:=[.E8]" office:value-type="float" office:value="2.5" calcext:value-type="float">
            <text:p>2.5</text:p>
          </table:table-cell>
          <table:table-cell table:formula="of:=[.$E9]*EXP([.$J9]/8.314*(1/[.$E$1]-1/[.F$1]))" office:value-type="float" office:value="3.6830149143501" calcext:value-type="float">
            <text:p>3.6830149144</text:p>
          </table:table-cell>
          <table:table-cell table:formula="of:=[.$E9]*EXP([.$J9]/8.314*(1/[.$E$1]-1/[.G$1]))" office:value-type="float" office:value="7.88276265262015" calcext:value-type="float">
            <text:p>7.8827626526</text:p>
          </table:table-cell>
          <table:table-cell table:formula="of:=[.$E9]*EXP([.$J9]/8.314*(1/[.$E$1]-1/[.H$1]))" office:value-type="float" office:value="16.0949850065428" calcext:value-type="float">
            <text:p>16.0949850065</text:p>
          </table:table-cell>
          <table:table-cell table:formula="of:=[.$E9]*EXP([.$J9]/8.314*(1/[.$E$1]-1/[.I$1]))" office:value-type="float" office:value="31.4835253063661" calcext:value-type="float">
            <text:p>31.4835253064</text:p>
          </table:table-cell>
          <table:table-cell table:formula="of:=[.J8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74615" calcext:value-type="float">
            <text:p>0.74615</text:p>
          </table:table-cell>
          <table:table-cell table:formula="of:=[.$E10]*EXP([.$J10]/8.314*(1/[.$E$1]-1/[.B$1]))" office:value-type="float" office:value="0.268852967824286" calcext:value-type="float">
            <text:p>0.2688529678</text:p>
          </table:table-cell>
          <table:table-cell table:formula="of:=[.$E10]*EXP([.$J10]/8.314*(1/[.$E$1]-1/[.C$1]))" office:value-type="float" office:value="0.684208029854691" calcext:value-type="float">
            <text:p>0.6842080299</text:p>
          </table:table-cell>
          <table:table-cell table:formula="of:=[.$E10]*EXP([.$J10]/8.314*(1/[.$E$1]-1/[.D$1]))" office:value-type="float" office:value="1.63369314275693" calcext:value-type="float">
            <text:p>1.6336931428</text:p>
          </table:table-cell>
          <table:table-cell table:formula="of:=[.E9]" office:value-type="float" office:value="2.5" calcext:value-type="float">
            <text:p>2.5</text:p>
          </table:table-cell>
          <table:table-cell table:formula="of:=[.$E10]*EXP([.$J10]/8.314*(1/[.$E$1]-1/[.F$1]))" office:value-type="float" office:value="3.6830149143501" calcext:value-type="float">
            <text:p>3.6830149144</text:p>
          </table:table-cell>
          <table:table-cell table:formula="of:=[.$E10]*EXP([.$J10]/8.314*(1/[.$E$1]-1/[.G$1]))" office:value-type="float" office:value="7.88276265262015" calcext:value-type="float">
            <text:p>7.8827626526</text:p>
          </table:table-cell>
          <table:table-cell table:formula="of:=[.$E10]*EXP([.$J10]/8.314*(1/[.$E$1]-1/[.H$1]))" office:value-type="float" office:value="16.0949850065428" calcext:value-type="float">
            <text:p>16.0949850065</text:p>
          </table:table-cell>
          <table:table-cell table:formula="of:=[.$E10]*EXP([.$J10]/8.314*(1/[.$E$1]-1/[.I$1]))" office:value-type="float" office:value="31.4835253063661" calcext:value-type="float">
            <text:p>31.4835253064</text:p>
          </table:table-cell>
          <table:table-cell table:formula="of:=[.J9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790725" calcext:value-type="float">
            <text:p>0.790725</text:p>
          </table:table-cell>
          <table:table-cell table:formula="of:=[.$E11]*EXP([.$J11]/8.314*(1/[.$E$1]-1/[.B$1]))" office:value-type="float" office:value="0.268852967824286" calcext:value-type="float">
            <text:p>0.2688529678</text:p>
          </table:table-cell>
          <table:table-cell table:formula="of:=[.$E11]*EXP([.$J11]/8.314*(1/[.$E$1]-1/[.C$1]))" office:value-type="float" office:value="0.684208029854691" calcext:value-type="float">
            <text:p>0.6842080299</text:p>
          </table:table-cell>
          <table:table-cell table:formula="of:=[.$E11]*EXP([.$J11]/8.314*(1/[.$E$1]-1/[.D$1]))" office:value-type="float" office:value="1.63369314275693" calcext:value-type="float">
            <text:p>1.6336931428</text:p>
          </table:table-cell>
          <table:table-cell table:formula="of:=[.E10]" office:value-type="float" office:value="2.5" calcext:value-type="float">
            <text:p>2.5</text:p>
          </table:table-cell>
          <table:table-cell table:formula="of:=[.$E11]*EXP([.$J11]/8.314*(1/[.$E$1]-1/[.F$1]))" office:value-type="float" office:value="3.6830149143501" calcext:value-type="float">
            <text:p>3.6830149144</text:p>
          </table:table-cell>
          <table:table-cell table:formula="of:=[.$E11]*EXP([.$J11]/8.314*(1/[.$E$1]-1/[.G$1]))" office:value-type="float" office:value="7.88276265262015" calcext:value-type="float">
            <text:p>7.8827626526</text:p>
          </table:table-cell>
          <table:table-cell table:formula="of:=[.$E11]*EXP([.$J11]/8.314*(1/[.$E$1]-1/[.H$1]))" office:value-type="float" office:value="16.0949850065428" calcext:value-type="float">
            <text:p>16.0949850065</text:p>
          </table:table-cell>
          <table:table-cell table:formula="of:=[.$E11]*EXP([.$J11]/8.314*(1/[.$E$1]-1/[.I$1]))" office:value-type="float" office:value="31.4835253063661" calcext:value-type="float">
            <text:p>31.4835253064</text:p>
          </table:table-cell>
          <table:table-cell table:formula="of:=[.J10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[.$E12]*EXP([.$J12]/8.314*(1/[.$E$1]-1/[.B$1]))" office:value-type="float" office:value="0.268852967824286" calcext:value-type="float">
            <text:p>0.2688529678</text:p>
          </table:table-cell>
          <table:table-cell table:formula="of:=[.$E12]*EXP([.$J12]/8.314*(1/[.$E$1]-1/[.C$1]))" office:value-type="float" office:value="0.684208029854691" calcext:value-type="float">
            <text:p>0.6842080299</text:p>
          </table:table-cell>
          <table:table-cell table:formula="of:=[.$E12]*EXP([.$J12]/8.314*(1/[.$E$1]-1/[.D$1]))" office:value-type="float" office:value="1.63369314275693" calcext:value-type="float">
            <text:p>1.6336931428</text:p>
          </table:table-cell>
          <table:table-cell table:formula="of:=[.E11]" office:value-type="float" office:value="2.5" calcext:value-type="float">
            <text:p>2.5</text:p>
          </table:table-cell>
          <table:table-cell table:formula="of:=[.$E12]*EXP([.$J12]/8.314*(1/[.$E$1]-1/[.F$1]))" office:value-type="float" office:value="3.6830149143501" calcext:value-type="float">
            <text:p>3.6830149144</text:p>
          </table:table-cell>
          <table:table-cell table:formula="of:=[.$E12]*EXP([.$J12]/8.314*(1/[.$E$1]-1/[.G$1]))" office:value-type="float" office:value="7.88276265262015" calcext:value-type="float">
            <text:p>7.8827626526</text:p>
          </table:table-cell>
          <table:table-cell table:formula="of:=[.$E12]*EXP([.$J12]/8.314*(1/[.$E$1]-1/[.H$1]))" office:value-type="float" office:value="16.0949850065428" calcext:value-type="float">
            <text:p>16.0949850065</text:p>
          </table:table-cell>
          <table:table-cell table:formula="of:=[.$E12]*EXP([.$J12]/8.314*(1/[.$E$1]-1/[.I$1]))" office:value-type="float" office:value="31.4835253063661" calcext:value-type="float">
            <text:p>31.4835253064</text:p>
          </table:table-cell>
          <table:table-cell table:formula="of:=[.J11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E13]*EXP([.$J13]/8.314*(1/[.$E$1]-1/[.B$1]))" office:value-type="float" office:value="0.268852967824286" calcext:value-type="float">
            <text:p>0.2688529678</text:p>
          </table:table-cell>
          <table:table-cell table:formula="of:=[.$E13]*EXP([.$J13]/8.314*(1/[.$E$1]-1/[.C$1]))" office:value-type="float" office:value="0.684208029854691" calcext:value-type="float">
            <text:p>0.6842080299</text:p>
          </table:table-cell>
          <table:table-cell table:formula="of:=[.$E13]*EXP([.$J13]/8.314*(1/[.$E$1]-1/[.D$1]))" office:value-type="float" office:value="1.63369314275693" calcext:value-type="float">
            <text:p>1.6336931428</text:p>
          </table:table-cell>
          <table:table-cell table:formula="of:=[.E12]" office:value-type="float" office:value="2.5" calcext:value-type="float">
            <text:p>2.5</text:p>
          </table:table-cell>
          <table:table-cell table:formula="of:=[.$E13]*EXP([.$J13]/8.314*(1/[.$E$1]-1/[.F$1]))" office:value-type="float" office:value="3.6830149143501" calcext:value-type="float">
            <text:p>3.6830149144</text:p>
          </table:table-cell>
          <table:table-cell table:formula="of:=[.$E13]*EXP([.$J13]/8.314*(1/[.$E$1]-1/[.G$1]))" office:value-type="float" office:value="7.88276265262015" calcext:value-type="float">
            <text:p>7.8827626526</text:p>
          </table:table-cell>
          <table:table-cell table:formula="of:=[.$E13]*EXP([.$J13]/8.314*(1/[.$E$1]-1/[.H$1]))" office:value-type="float" office:value="16.0949850065428" calcext:value-type="float">
            <text:p>16.0949850065</text:p>
          </table:table-cell>
          <table:table-cell table:formula="of:=[.$E13]*EXP([.$J13]/8.314*(1/[.$E$1]-1/[.I$1]))" office:value-type="float" office:value="31.4835253063661" calcext:value-type="float">
            <text:p>31.4835253064</text:p>
          </table:table-cell>
          <table:table-cell table:formula="of:=[.J12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63549244" calcext:value-type="float">
            <text:p>0.863549244</text:p>
          </table:table-cell>
          <table:table-cell table:formula="of:=[.$E14]*EXP([.$J14]/8.314*(1/[.$E$1]-1/[.B$1]))" office:value-type="float" office:value="0.268852967824286" calcext:value-type="float">
            <text:p>0.2688529678</text:p>
          </table:table-cell>
          <table:table-cell table:formula="of:=[.$E14]*EXP([.$J14]/8.314*(1/[.$E$1]-1/[.C$1]))" office:value-type="float" office:value="0.684208029854691" calcext:value-type="float">
            <text:p>0.6842080299</text:p>
          </table:table-cell>
          <table:table-cell table:formula="of:=[.$E14]*EXP([.$J14]/8.314*(1/[.$E$1]-1/[.D$1]))" office:value-type="float" office:value="1.63369314275693" calcext:value-type="float">
            <text:p>1.6336931428</text:p>
          </table:table-cell>
          <table:table-cell table:formula="of:=[.E13]" office:value-type="float" office:value="2.5" calcext:value-type="float">
            <text:p>2.5</text:p>
          </table:table-cell>
          <table:table-cell table:formula="of:=[.$E14]*EXP([.$J14]/8.314*(1/[.$E$1]-1/[.F$1]))" office:value-type="float" office:value="3.6830149143501" calcext:value-type="float">
            <text:p>3.6830149144</text:p>
          </table:table-cell>
          <table:table-cell table:formula="of:=[.$E14]*EXP([.$J14]/8.314*(1/[.$E$1]-1/[.G$1]))" office:value-type="float" office:value="7.88276265262015" calcext:value-type="float">
            <text:p>7.8827626526</text:p>
          </table:table-cell>
          <table:table-cell table:formula="of:=[.$E14]*EXP([.$J14]/8.314*(1/[.$E$1]-1/[.H$1]))" office:value-type="float" office:value="16.0949850065428" calcext:value-type="float">
            <text:p>16.0949850065</text:p>
          </table:table-cell>
          <table:table-cell table:formula="of:=[.$E14]*EXP([.$J14]/8.314*(1/[.$E$1]-1/[.I$1]))" office:value-type="float" office:value="31.4835253063661" calcext:value-type="float">
            <text:p>31.4835253064</text:p>
          </table:table-cell>
          <table:table-cell table:formula="of:=[.J13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70835735" calcext:value-type="float">
            <text:p>0.870835735</text:p>
          </table:table-cell>
          <table:table-cell table:formula="of:=[.$E15]*EXP([.$J15]/8.314*(1/[.$E$1]-1/[.B$1]))" office:value-type="float" office:value="0.268852967824286" calcext:value-type="float">
            <text:p>0.2688529678</text:p>
          </table:table-cell>
          <table:table-cell table:formula="of:=[.$E15]*EXP([.$J15]/8.314*(1/[.$E$1]-1/[.C$1]))" office:value-type="float" office:value="0.684208029854691" calcext:value-type="float">
            <text:p>0.6842080299</text:p>
          </table:table-cell>
          <table:table-cell table:formula="of:=[.$E15]*EXP([.$J15]/8.314*(1/[.$E$1]-1/[.D$1]))" office:value-type="float" office:value="1.63369314275693" calcext:value-type="float">
            <text:p>1.6336931428</text:p>
          </table:table-cell>
          <table:table-cell table:formula="of:=[.E14]" office:value-type="float" office:value="2.5" calcext:value-type="float">
            <text:p>2.5</text:p>
          </table:table-cell>
          <table:table-cell table:formula="of:=[.$E15]*EXP([.$J15]/8.314*(1/[.$E$1]-1/[.F$1]))" office:value-type="float" office:value="3.6830149143501" calcext:value-type="float">
            <text:p>3.6830149144</text:p>
          </table:table-cell>
          <table:table-cell table:formula="of:=[.$E15]*EXP([.$J15]/8.314*(1/[.$E$1]-1/[.G$1]))" office:value-type="float" office:value="7.88276265262015" calcext:value-type="float">
            <text:p>7.8827626526</text:p>
          </table:table-cell>
          <table:table-cell table:formula="of:=[.$E15]*EXP([.$J15]/8.314*(1/[.$E$1]-1/[.H$1]))" office:value-type="float" office:value="16.0949850065428" calcext:value-type="float">
            <text:p>16.0949850065</text:p>
          </table:table-cell>
          <table:table-cell table:formula="of:=[.$E15]*EXP([.$J15]/8.314*(1/[.$E$1]-1/[.I$1]))" office:value-type="float" office:value="31.4835253063661" calcext:value-type="float">
            <text:p>31.4835253064</text:p>
          </table:table-cell>
          <table:table-cell table:formula="of:=[.J14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78192733" calcext:value-type="float">
            <text:p>0.878192733</text:p>
          </table:table-cell>
          <table:table-cell table:formula="of:=[.$E16]*EXP([.$J16]/8.314*(1/[.$E$1]-1/[.B$1]))" office:value-type="float" office:value="0.268852967824286" calcext:value-type="float">
            <text:p>0.2688529678</text:p>
          </table:table-cell>
          <table:table-cell table:formula="of:=[.$E16]*EXP([.$J16]/8.314*(1/[.$E$1]-1/[.C$1]))" office:value-type="float" office:value="0.684208029854691" calcext:value-type="float">
            <text:p>0.6842080299</text:p>
          </table:table-cell>
          <table:table-cell table:formula="of:=[.$E16]*EXP([.$J16]/8.314*(1/[.$E$1]-1/[.D$1]))" office:value-type="float" office:value="1.63369314275693" calcext:value-type="float">
            <text:p>1.6336931428</text:p>
          </table:table-cell>
          <table:table-cell table:formula="of:=[.E15]" office:value-type="float" office:value="2.5" calcext:value-type="float">
            <text:p>2.5</text:p>
          </table:table-cell>
          <table:table-cell table:formula="of:=[.$E16]*EXP([.$J16]/8.314*(1/[.$E$1]-1/[.F$1]))" office:value-type="float" office:value="3.6830149143501" calcext:value-type="float">
            <text:p>3.6830149144</text:p>
          </table:table-cell>
          <table:table-cell table:formula="of:=[.$E16]*EXP([.$J16]/8.314*(1/[.$E$1]-1/[.G$1]))" office:value-type="float" office:value="7.88276265262015" calcext:value-type="float">
            <text:p>7.8827626526</text:p>
          </table:table-cell>
          <table:table-cell table:formula="of:=[.$E16]*EXP([.$J16]/8.314*(1/[.$E$1]-1/[.H$1]))" office:value-type="float" office:value="16.0949850065428" calcext:value-type="float">
            <text:p>16.0949850065</text:p>
          </table:table-cell>
          <table:table-cell table:formula="of:=[.$E16]*EXP([.$J16]/8.314*(1/[.$E$1]-1/[.I$1]))" office:value-type="float" office:value="31.4835253063661" calcext:value-type="float">
            <text:p>31.4835253064</text:p>
          </table:table-cell>
          <table:table-cell table:formula="of:=[.J15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85743387" calcext:value-type="float">
            <text:p>0.885743387</text:p>
          </table:table-cell>
          <table:table-cell table:formula="of:=[.$E17]*EXP([.$J17]/8.314*(1/[.$E$1]-1/[.B$1]))" office:value-type="float" office:value="0.268852967824286" calcext:value-type="float">
            <text:p>0.2688529678</text:p>
          </table:table-cell>
          <table:table-cell table:formula="of:=[.$E17]*EXP([.$J17]/8.314*(1/[.$E$1]-1/[.C$1]))" office:value-type="float" office:value="0.684208029854691" calcext:value-type="float">
            <text:p>0.6842080299</text:p>
          </table:table-cell>
          <table:table-cell table:formula="of:=[.$E17]*EXP([.$J17]/8.314*(1/[.$E$1]-1/[.D$1]))" office:value-type="float" office:value="1.63369314275693" calcext:value-type="float">
            <text:p>1.6336931428</text:p>
          </table:table-cell>
          <table:table-cell table:formula="of:=[.E16]" office:value-type="float" office:value="2.5" calcext:value-type="float">
            <text:p>2.5</text:p>
          </table:table-cell>
          <table:table-cell table:formula="of:=[.$E17]*EXP([.$J17]/8.314*(1/[.$E$1]-1/[.F$1]))" office:value-type="float" office:value="3.6830149143501" calcext:value-type="float">
            <text:p>3.6830149144</text:p>
          </table:table-cell>
          <table:table-cell table:formula="of:=[.$E17]*EXP([.$J17]/8.314*(1/[.$E$1]-1/[.G$1]))" office:value-type="float" office:value="7.88276265262015" calcext:value-type="float">
            <text:p>7.8827626526</text:p>
          </table:table-cell>
          <table:table-cell table:formula="of:=[.$E17]*EXP([.$J17]/8.314*(1/[.$E$1]-1/[.H$1]))" office:value-type="float" office:value="16.0949850065428" calcext:value-type="float">
            <text:p>16.0949850065</text:p>
          </table:table-cell>
          <table:table-cell table:formula="of:=[.$E17]*EXP([.$J17]/8.314*(1/[.$E$1]-1/[.I$1]))" office:value-type="float" office:value="31.4835253063661" calcext:value-type="float">
            <text:p>31.4835253064</text:p>
          </table:table-cell>
          <table:table-cell table:formula="of:=[.J16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89323802" calcext:value-type="float">
            <text:p>0.89323802</text:p>
          </table:table-cell>
          <table:table-cell table:formula="of:=[.$E18]*EXP([.$J18]/8.314*(1/[.$E$1]-1/[.B$1]))" office:value-type="float" office:value="0.268852967824286" calcext:value-type="float">
            <text:p>0.2688529678</text:p>
          </table:table-cell>
          <table:table-cell table:formula="of:=[.$E18]*EXP([.$J18]/8.314*(1/[.$E$1]-1/[.C$1]))" office:value-type="float" office:value="0.684208029854691" calcext:value-type="float">
            <text:p>0.6842080299</text:p>
          </table:table-cell>
          <table:table-cell table:formula="of:=[.$E18]*EXP([.$J18]/8.314*(1/[.$E$1]-1/[.D$1]))" office:value-type="float" office:value="1.63369314275693" calcext:value-type="float">
            <text:p>1.6336931428</text:p>
          </table:table-cell>
          <table:table-cell table:formula="of:=[.E17]" office:value-type="float" office:value="2.5" calcext:value-type="float">
            <text:p>2.5</text:p>
          </table:table-cell>
          <table:table-cell table:formula="of:=[.$E18]*EXP([.$J18]/8.314*(1/[.$E$1]-1/[.F$1]))" office:value-type="float" office:value="3.6830149143501" calcext:value-type="float">
            <text:p>3.6830149144</text:p>
          </table:table-cell>
          <table:table-cell table:formula="of:=[.$E18]*EXP([.$J18]/8.314*(1/[.$E$1]-1/[.G$1]))" office:value-type="float" office:value="7.88276265262015" calcext:value-type="float">
            <text:p>7.8827626526</text:p>
          </table:table-cell>
          <table:table-cell table:formula="of:=[.$E18]*EXP([.$J18]/8.314*(1/[.$E$1]-1/[.H$1]))" office:value-type="float" office:value="16.0949850065428" calcext:value-type="float">
            <text:p>16.0949850065</text:p>
          </table:table-cell>
          <table:table-cell table:formula="of:=[.$E18]*EXP([.$J18]/8.314*(1/[.$E$1]-1/[.I$1]))" office:value-type="float" office:value="31.4835253063661" calcext:value-type="float">
            <text:p>31.4835253064</text:p>
          </table:table-cell>
          <table:table-cell table:formula="of:=[.J17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0087843" calcext:value-type="float">
            <text:p>0.90087843</text:p>
          </table:table-cell>
          <table:table-cell table:formula="of:=[.$E19]*EXP([.$J19]/8.314*(1/[.$E$1]-1/[.B$1]))" office:value-type="float" office:value="0.268852967824286" calcext:value-type="float">
            <text:p>0.2688529678</text:p>
          </table:table-cell>
          <table:table-cell table:formula="of:=[.$E19]*EXP([.$J19]/8.314*(1/[.$E$1]-1/[.C$1]))" office:value-type="float" office:value="0.684208029854691" calcext:value-type="float">
            <text:p>0.6842080299</text:p>
          </table:table-cell>
          <table:table-cell table:formula="of:=[.$E19]*EXP([.$J19]/8.314*(1/[.$E$1]-1/[.D$1]))" office:value-type="float" office:value="1.63369314275693" calcext:value-type="float">
            <text:p>1.6336931428</text:p>
          </table:table-cell>
          <table:table-cell table:formula="of:=[.E18]" office:value-type="float" office:value="2.5" calcext:value-type="float">
            <text:p>2.5</text:p>
          </table:table-cell>
          <table:table-cell table:formula="of:=[.$E19]*EXP([.$J19]/8.314*(1/[.$E$1]-1/[.F$1]))" office:value-type="float" office:value="3.6830149143501" calcext:value-type="float">
            <text:p>3.6830149144</text:p>
          </table:table-cell>
          <table:table-cell table:formula="of:=[.$E19]*EXP([.$J19]/8.314*(1/[.$E$1]-1/[.G$1]))" office:value-type="float" office:value="7.88276265262015" calcext:value-type="float">
            <text:p>7.8827626526</text:p>
          </table:table-cell>
          <table:table-cell table:formula="of:=[.$E19]*EXP([.$J19]/8.314*(1/[.$E$1]-1/[.H$1]))" office:value-type="float" office:value="16.0949850065428" calcext:value-type="float">
            <text:p>16.0949850065</text:p>
          </table:table-cell>
          <table:table-cell table:formula="of:=[.$E19]*EXP([.$J19]/8.314*(1/[.$E$1]-1/[.I$1]))" office:value-type="float" office:value="31.4835253063661" calcext:value-type="float">
            <text:p>31.4835253064</text:p>
          </table:table-cell>
          <table:table-cell table:formula="of:=[.J18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08906616" calcext:value-type="float">
            <text:p>0.908906616</text:p>
          </table:table-cell>
          <table:table-cell table:formula="of:=[.$E20]*EXP([.$J20]/8.314*(1/[.$E$1]-1/[.B$1]))" office:value-type="float" office:value="0.268852967824286" calcext:value-type="float">
            <text:p>0.2688529678</text:p>
          </table:table-cell>
          <table:table-cell table:formula="of:=[.$E20]*EXP([.$J20]/8.314*(1/[.$E$1]-1/[.C$1]))" office:value-type="float" office:value="0.684208029854691" calcext:value-type="float">
            <text:p>0.6842080299</text:p>
          </table:table-cell>
          <table:table-cell table:formula="of:=[.$E20]*EXP([.$J20]/8.314*(1/[.$E$1]-1/[.D$1]))" office:value-type="float" office:value="1.63369314275693" calcext:value-type="float">
            <text:p>1.6336931428</text:p>
          </table:table-cell>
          <table:table-cell table:formula="of:=[.E19]" office:value-type="float" office:value="2.5" calcext:value-type="float">
            <text:p>2.5</text:p>
          </table:table-cell>
          <table:table-cell table:formula="of:=[.$E20]*EXP([.$J20]/8.314*(1/[.$E$1]-1/[.F$1]))" office:value-type="float" office:value="3.6830149143501" calcext:value-type="float">
            <text:p>3.6830149144</text:p>
          </table:table-cell>
          <table:table-cell table:formula="of:=[.$E20]*EXP([.$J20]/8.314*(1/[.$E$1]-1/[.G$1]))" office:value-type="float" office:value="7.88276265262015" calcext:value-type="float">
            <text:p>7.8827626526</text:p>
          </table:table-cell>
          <table:table-cell table:formula="of:=[.$E20]*EXP([.$J20]/8.314*(1/[.$E$1]-1/[.H$1]))" office:value-type="float" office:value="16.0949850065428" calcext:value-type="float">
            <text:p>16.0949850065</text:p>
          </table:table-cell>
          <table:table-cell table:formula="of:=[.$E20]*EXP([.$J20]/8.314*(1/[.$E$1]-1/[.I$1]))" office:value-type="float" office:value="31.4835253063661" calcext:value-type="float">
            <text:p>31.4835253064</text:p>
          </table:table-cell>
          <table:table-cell table:formula="of:=[.J19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17011556" calcext:value-type="float">
            <text:p>0.917011556</text:p>
          </table:table-cell>
          <table:table-cell table:formula="of:=[.$E21]*EXP([.$J21]/8.314*(1/[.$E$1]-1/[.B$1]))" office:value-type="float" office:value="0.268852967824286" calcext:value-type="float">
            <text:p>0.2688529678</text:p>
          </table:table-cell>
          <table:table-cell table:formula="of:=[.$E21]*EXP([.$J21]/8.314*(1/[.$E$1]-1/[.C$1]))" office:value-type="float" office:value="0.684208029854691" calcext:value-type="float">
            <text:p>0.6842080299</text:p>
          </table:table-cell>
          <table:table-cell table:formula="of:=[.$E21]*EXP([.$J21]/8.314*(1/[.$E$1]-1/[.D$1]))" office:value-type="float" office:value="1.63369314275693" calcext:value-type="float">
            <text:p>1.6336931428</text:p>
          </table:table-cell>
          <table:table-cell table:formula="of:=[.E20]" office:value-type="float" office:value="2.5" calcext:value-type="float">
            <text:p>2.5</text:p>
          </table:table-cell>
          <table:table-cell table:formula="of:=[.$E21]*EXP([.$J21]/8.314*(1/[.$E$1]-1/[.F$1]))" office:value-type="float" office:value="3.6830149143501" calcext:value-type="float">
            <text:p>3.6830149144</text:p>
          </table:table-cell>
          <table:table-cell table:formula="of:=[.$E21]*EXP([.$J21]/8.314*(1/[.$E$1]-1/[.G$1]))" office:value-type="float" office:value="7.88276265262015" calcext:value-type="float">
            <text:p>7.8827626526</text:p>
          </table:table-cell>
          <table:table-cell table:formula="of:=[.$E21]*EXP([.$J21]/8.314*(1/[.$E$1]-1/[.H$1]))" office:value-type="float" office:value="16.0949850065428" calcext:value-type="float">
            <text:p>16.0949850065</text:p>
          </table:table-cell>
          <table:table-cell table:formula="of:=[.$E21]*EXP([.$J21]/8.314*(1/[.$E$1]-1/[.I$1]))" office:value-type="float" office:value="31.4835253063661" calcext:value-type="float">
            <text:p>31.4835253064</text:p>
          </table:table-cell>
          <table:table-cell table:formula="of:=[.J20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25638091" calcext:value-type="float">
            <text:p>0.925638091</text:p>
          </table:table-cell>
          <table:table-cell table:formula="of:=[.$E22]*EXP([.$J22]/8.314*(1/[.$E$1]-1/[.B$1]))" office:value-type="float" office:value="0.268852967824286" calcext:value-type="float">
            <text:p>0.2688529678</text:p>
          </table:table-cell>
          <table:table-cell table:formula="of:=[.$E22]*EXP([.$J22]/8.314*(1/[.$E$1]-1/[.C$1]))" office:value-type="float" office:value="0.684208029854691" calcext:value-type="float">
            <text:p>0.6842080299</text:p>
          </table:table-cell>
          <table:table-cell table:formula="of:=[.$E22]*EXP([.$J22]/8.314*(1/[.$E$1]-1/[.D$1]))" office:value-type="float" office:value="1.63369314275693" calcext:value-type="float">
            <text:p>1.6336931428</text:p>
          </table:table-cell>
          <table:table-cell table:formula="of:=[.E21]" office:value-type="float" office:value="2.5" calcext:value-type="float">
            <text:p>2.5</text:p>
          </table:table-cell>
          <table:table-cell table:formula="of:=[.$E22]*EXP([.$J22]/8.314*(1/[.$E$1]-1/[.F$1]))" office:value-type="float" office:value="3.6830149143501" calcext:value-type="float">
            <text:p>3.6830149144</text:p>
          </table:table-cell>
          <table:table-cell table:formula="of:=[.$E22]*EXP([.$J22]/8.314*(1/[.$E$1]-1/[.G$1]))" office:value-type="float" office:value="7.88276265262015" calcext:value-type="float">
            <text:p>7.8827626526</text:p>
          </table:table-cell>
          <table:table-cell table:formula="of:=[.$E22]*EXP([.$J22]/8.314*(1/[.$E$1]-1/[.H$1]))" office:value-type="float" office:value="16.0949850065428" calcext:value-type="float">
            <text:p>16.0949850065</text:p>
          </table:table-cell>
          <table:table-cell table:formula="of:=[.$E22]*EXP([.$J22]/8.314*(1/[.$E$1]-1/[.I$1]))" office:value-type="float" office:value="31.4835253063661" calcext:value-type="float">
            <text:p>31.4835253064</text:p>
          </table:table-cell>
          <table:table-cell table:formula="of:=[.J21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34598841" calcext:value-type="float">
            <text:p>0.934598841</text:p>
          </table:table-cell>
          <table:table-cell table:formula="of:=[.$E23]*EXP([.$J23]/8.314*(1/[.$E$1]-1/[.B$1]))" office:value-type="float" office:value="0.268852967824286" calcext:value-type="float">
            <text:p>0.2688529678</text:p>
          </table:table-cell>
          <table:table-cell table:formula="of:=[.$E23]*EXP([.$J23]/8.314*(1/[.$E$1]-1/[.C$1]))" office:value-type="float" office:value="0.684208029854691" calcext:value-type="float">
            <text:p>0.6842080299</text:p>
          </table:table-cell>
          <table:table-cell table:formula="of:=[.$E23]*EXP([.$J23]/8.314*(1/[.$E$1]-1/[.D$1]))" office:value-type="float" office:value="1.63369314275693" calcext:value-type="float">
            <text:p>1.6336931428</text:p>
          </table:table-cell>
          <table:table-cell table:formula="of:=[.E22]" office:value-type="float" office:value="2.5" calcext:value-type="float">
            <text:p>2.5</text:p>
          </table:table-cell>
          <table:table-cell table:formula="of:=[.$E23]*EXP([.$J23]/8.314*(1/[.$E$1]-1/[.F$1]))" office:value-type="float" office:value="3.6830149143501" calcext:value-type="float">
            <text:p>3.6830149144</text:p>
          </table:table-cell>
          <table:table-cell table:formula="of:=[.$E23]*EXP([.$J23]/8.314*(1/[.$E$1]-1/[.G$1]))" office:value-type="float" office:value="7.88276265262015" calcext:value-type="float">
            <text:p>7.8827626526</text:p>
          </table:table-cell>
          <table:table-cell table:formula="of:=[.$E23]*EXP([.$J23]/8.314*(1/[.$E$1]-1/[.H$1]))" office:value-type="float" office:value="16.0949850065428" calcext:value-type="float">
            <text:p>16.0949850065</text:p>
          </table:table-cell>
          <table:table-cell table:formula="of:=[.$E23]*EXP([.$J23]/8.314*(1/[.$E$1]-1/[.I$1]))" office:value-type="float" office:value="31.4835253063661" calcext:value-type="float">
            <text:p>31.4835253064</text:p>
          </table:table-cell>
          <table:table-cell table:formula="of:=[.J22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4393729" calcext:value-type="float">
            <text:p>0.94393729</text:p>
          </table:table-cell>
          <table:table-cell table:formula="of:=[.$E24]*EXP([.$J24]/8.314*(1/[.$E$1]-1/[.B$1]))" office:value-type="float" office:value="0.268852967824286" calcext:value-type="float">
            <text:p>0.2688529678</text:p>
          </table:table-cell>
          <table:table-cell table:formula="of:=[.$E24]*EXP([.$J24]/8.314*(1/[.$E$1]-1/[.C$1]))" office:value-type="float" office:value="0.684208029854691" calcext:value-type="float">
            <text:p>0.6842080299</text:p>
          </table:table-cell>
          <table:table-cell table:formula="of:=[.$E24]*EXP([.$J24]/8.314*(1/[.$E$1]-1/[.D$1]))" office:value-type="float" office:value="1.63369314275693" calcext:value-type="float">
            <text:p>1.6336931428</text:p>
          </table:table-cell>
          <table:table-cell table:formula="of:=[.E23]" office:value-type="float" office:value="2.5" calcext:value-type="float">
            <text:p>2.5</text:p>
          </table:table-cell>
          <table:table-cell table:formula="of:=[.$E24]*EXP([.$J24]/8.314*(1/[.$E$1]-1/[.F$1]))" office:value-type="float" office:value="3.6830149143501" calcext:value-type="float">
            <text:p>3.6830149144</text:p>
          </table:table-cell>
          <table:table-cell table:formula="of:=[.$E24]*EXP([.$J24]/8.314*(1/[.$E$1]-1/[.G$1]))" office:value-type="float" office:value="7.88276265262015" calcext:value-type="float">
            <text:p>7.8827626526</text:p>
          </table:table-cell>
          <table:table-cell table:formula="of:=[.$E24]*EXP([.$J24]/8.314*(1/[.$E$1]-1/[.H$1]))" office:value-type="float" office:value="16.0949850065428" calcext:value-type="float">
            <text:p>16.0949850065</text:p>
          </table:table-cell>
          <table:table-cell table:formula="of:=[.$E24]*EXP([.$J24]/8.314*(1/[.$E$1]-1/[.I$1]))" office:value-type="float" office:value="31.4835253063661" calcext:value-type="float">
            <text:p>31.4835253064</text:p>
          </table:table-cell>
          <table:table-cell table:formula="of:=[.J23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5263513" calcext:value-type="float">
            <text:p>0.95263513</text:p>
          </table:table-cell>
          <table:table-cell table:formula="of:=[.$E25]*EXP([.$J25]/8.314*(1/[.$E$1]-1/[.B$1]))" office:value-type="float" office:value="0.268852967824286" calcext:value-type="float">
            <text:p>0.2688529678</text:p>
          </table:table-cell>
          <table:table-cell table:formula="of:=[.$E25]*EXP([.$J25]/8.314*(1/[.$E$1]-1/[.C$1]))" office:value-type="float" office:value="0.684208029854691" calcext:value-type="float">
            <text:p>0.6842080299</text:p>
          </table:table-cell>
          <table:table-cell table:formula="of:=[.$E25]*EXP([.$J25]/8.314*(1/[.$E$1]-1/[.D$1]))" office:value-type="float" office:value="1.63369314275693" calcext:value-type="float">
            <text:p>1.6336931428</text:p>
          </table:table-cell>
          <table:table-cell table:formula="of:=[.E24]" office:value-type="float" office:value="2.5" calcext:value-type="float">
            <text:p>2.5</text:p>
          </table:table-cell>
          <table:table-cell table:formula="of:=[.$E25]*EXP([.$J25]/8.314*(1/[.$E$1]-1/[.F$1]))" office:value-type="float" office:value="3.6830149143501" calcext:value-type="float">
            <text:p>3.6830149144</text:p>
          </table:table-cell>
          <table:table-cell table:formula="of:=[.$E25]*EXP([.$J25]/8.314*(1/[.$E$1]-1/[.G$1]))" office:value-type="float" office:value="7.88276265262015" calcext:value-type="float">
            <text:p>7.8827626526</text:p>
          </table:table-cell>
          <table:table-cell table:formula="of:=[.$E25]*EXP([.$J25]/8.314*(1/[.$E$1]-1/[.H$1]))" office:value-type="float" office:value="16.0949850065428" calcext:value-type="float">
            <text:p>16.0949850065</text:p>
          </table:table-cell>
          <table:table-cell table:formula="of:=[.$E25]*EXP([.$J25]/8.314*(1/[.$E$1]-1/[.I$1]))" office:value-type="float" office:value="31.4835253063661" calcext:value-type="float">
            <text:p>31.4835253064</text:p>
          </table:table-cell>
          <table:table-cell table:formula="of:=[.J24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6079051" calcext:value-type="float">
            <text:p>0.96079051</text:p>
          </table:table-cell>
          <table:table-cell table:formula="of:=[.$E26]*EXP([.$J26]/8.314*(1/[.$E$1]-1/[.B$1]))" office:value-type="float" office:value="0.268852967824286" calcext:value-type="float">
            <text:p>0.2688529678</text:p>
          </table:table-cell>
          <table:table-cell table:formula="of:=[.$E26]*EXP([.$J26]/8.314*(1/[.$E$1]-1/[.C$1]))" office:value-type="float" office:value="0.684208029854691" calcext:value-type="float">
            <text:p>0.6842080299</text:p>
          </table:table-cell>
          <table:table-cell table:formula="of:=[.$E26]*EXP([.$J26]/8.314*(1/[.$E$1]-1/[.D$1]))" office:value-type="float" office:value="1.63369314275693" calcext:value-type="float">
            <text:p>1.6336931428</text:p>
          </table:table-cell>
          <table:table-cell table:formula="of:=[.E25]" office:value-type="float" office:value="2.5" calcext:value-type="float">
            <text:p>2.5</text:p>
          </table:table-cell>
          <table:table-cell table:formula="of:=[.$E26]*EXP([.$J26]/8.314*(1/[.$E$1]-1/[.F$1]))" office:value-type="float" office:value="3.6830149143501" calcext:value-type="float">
            <text:p>3.6830149144</text:p>
          </table:table-cell>
          <table:table-cell table:formula="of:=[.$E26]*EXP([.$J26]/8.314*(1/[.$E$1]-1/[.G$1]))" office:value-type="float" office:value="7.88276265262015" calcext:value-type="float">
            <text:p>7.8827626526</text:p>
          </table:table-cell>
          <table:table-cell table:formula="of:=[.$E26]*EXP([.$J26]/8.314*(1/[.$E$1]-1/[.H$1]))" office:value-type="float" office:value="16.0949850065428" calcext:value-type="float">
            <text:p>16.0949850065</text:p>
          </table:table-cell>
          <table:table-cell table:formula="of:=[.$E26]*EXP([.$J26]/8.314*(1/[.$E$1]-1/[.I$1]))" office:value-type="float" office:value="31.4835253063661" calcext:value-type="float">
            <text:p>31.4835253064</text:p>
          </table:table-cell>
          <table:table-cell table:formula="of:=[.J25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68809009" calcext:value-type="float">
            <text:p>0.968809009</text:p>
          </table:table-cell>
          <table:table-cell table:formula="of:=[.$E27]*EXP([.$J27]/8.314*(1/[.$E$1]-1/[.B$1]))" office:value-type="float" office:value="0.268852967824286" calcext:value-type="float">
            <text:p>0.2688529678</text:p>
          </table:table-cell>
          <table:table-cell table:formula="of:=[.$E27]*EXP([.$J27]/8.314*(1/[.$E$1]-1/[.C$1]))" office:value-type="float" office:value="0.684208029854691" calcext:value-type="float">
            <text:p>0.6842080299</text:p>
          </table:table-cell>
          <table:table-cell table:formula="of:=[.$E27]*EXP([.$J27]/8.314*(1/[.$E$1]-1/[.D$1]))" office:value-type="float" office:value="1.63369314275693" calcext:value-type="float">
            <text:p>1.6336931428</text:p>
          </table:table-cell>
          <table:table-cell table:formula="of:=[.E26]" office:value-type="float" office:value="2.5" calcext:value-type="float">
            <text:p>2.5</text:p>
          </table:table-cell>
          <table:table-cell table:formula="of:=[.$E27]*EXP([.$J27]/8.314*(1/[.$E$1]-1/[.F$1]))" office:value-type="float" office:value="3.6830149143501" calcext:value-type="float">
            <text:p>3.6830149144</text:p>
          </table:table-cell>
          <table:table-cell table:formula="of:=[.$E27]*EXP([.$J27]/8.314*(1/[.$E$1]-1/[.G$1]))" office:value-type="float" office:value="7.88276265262015" calcext:value-type="float">
            <text:p>7.8827626526</text:p>
          </table:table-cell>
          <table:table-cell table:formula="of:=[.$E27]*EXP([.$J27]/8.314*(1/[.$E$1]-1/[.H$1]))" office:value-type="float" office:value="16.0949850065428" calcext:value-type="float">
            <text:p>16.0949850065</text:p>
          </table:table-cell>
          <table:table-cell table:formula="of:=[.$E27]*EXP([.$J27]/8.314*(1/[.$E$1]-1/[.I$1]))" office:value-type="float" office:value="31.4835253063661" calcext:value-type="float">
            <text:p>31.4835253064</text:p>
          </table:table-cell>
          <table:table-cell table:formula="of:=[.J26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[.$E28]*EXP([.$J28]/8.314*(1/[.$E$1]-1/[.B$1]))" office:value-type="float" office:value="0.268852967824286" calcext:value-type="float">
            <text:p>0.2688529678</text:p>
          </table:table-cell>
          <table:table-cell table:formula="of:=[.$E28]*EXP([.$J28]/8.314*(1/[.$E$1]-1/[.C$1]))" office:value-type="float" office:value="0.684208029854691" calcext:value-type="float">
            <text:p>0.6842080299</text:p>
          </table:table-cell>
          <table:table-cell table:formula="of:=[.$E28]*EXP([.$J28]/8.314*(1/[.$E$1]-1/[.D$1]))" office:value-type="float" office:value="1.63369314275693" calcext:value-type="float">
            <text:p>1.6336931428</text:p>
          </table:table-cell>
          <table:table-cell table:formula="of:=[.E27]" office:value-type="float" office:value="2.5" calcext:value-type="float">
            <text:p>2.5</text:p>
          </table:table-cell>
          <table:table-cell table:formula="of:=[.$E28]*EXP([.$J28]/8.314*(1/[.$E$1]-1/[.F$1]))" office:value-type="float" office:value="3.6830149143501" calcext:value-type="float">
            <text:p>3.6830149144</text:p>
          </table:table-cell>
          <table:table-cell table:formula="of:=[.$E28]*EXP([.$J28]/8.314*(1/[.$E$1]-1/[.G$1]))" office:value-type="float" office:value="7.88276265262015" calcext:value-type="float">
            <text:p>7.8827626526</text:p>
          </table:table-cell>
          <table:table-cell table:formula="of:=[.$E28]*EXP([.$J28]/8.314*(1/[.$E$1]-1/[.H$1]))" office:value-type="float" office:value="16.0949850065428" calcext:value-type="float">
            <text:p>16.0949850065</text:p>
          </table:table-cell>
          <table:table-cell table:formula="of:=[.$E28]*EXP([.$J28]/8.314*(1/[.$E$1]-1/[.I$1]))" office:value-type="float" office:value="31.4835253063661" calcext:value-type="float">
            <text:p>31.4835253064</text:p>
          </table:table-cell>
          <table:table-cell table:formula="of:=[.J27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table:formula="of:=[.$E29]*EXP([.$J29]/8.314*(1/[.$E$1]-1/[.B$1]))" office:value-type="float" office:value="0.268852967824286" calcext:value-type="float">
            <text:p>0.2688529678</text:p>
          </table:table-cell>
          <table:table-cell table:formula="of:=[.$E29]*EXP([.$J29]/8.314*(1/[.$E$1]-1/[.C$1]))" office:value-type="float" office:value="0.684208029854691" calcext:value-type="float">
            <text:p>0.6842080299</text:p>
          </table:table-cell>
          <table:table-cell table:formula="of:=[.$E29]*EXP([.$J29]/8.314*(1/[.$E$1]-1/[.D$1]))" office:value-type="float" office:value="1.63369314275693" calcext:value-type="float">
            <text:p>1.6336931428</text:p>
          </table:table-cell>
          <table:table-cell table:formula="of:=[.E28]" office:value-type="float" office:value="2.5" calcext:value-type="float">
            <text:p>2.5</text:p>
          </table:table-cell>
          <table:table-cell table:formula="of:=[.$E29]*EXP([.$J29]/8.314*(1/[.$E$1]-1/[.F$1]))" office:value-type="float" office:value="3.6830149143501" calcext:value-type="float">
            <text:p>3.6830149144</text:p>
          </table:table-cell>
          <table:table-cell table:formula="of:=[.$E29]*EXP([.$J29]/8.314*(1/[.$E$1]-1/[.G$1]))" office:value-type="float" office:value="7.88276265262015" calcext:value-type="float">
            <text:p>7.8827626526</text:p>
          </table:table-cell>
          <table:table-cell table:formula="of:=[.$E29]*EXP([.$J29]/8.314*(1/[.$E$1]-1/[.H$1]))" office:value-type="float" office:value="16.0949850065428" calcext:value-type="float">
            <text:p>16.0949850065</text:p>
          </table:table-cell>
          <table:table-cell table:formula="of:=[.$E29]*EXP([.$J29]/8.314*(1/[.$E$1]-1/[.I$1]))" office:value-type="float" office:value="31.4835253063661" calcext:value-type="float">
            <text:p>31.4835253064</text:p>
          </table:table-cell>
          <table:table-cell table:formula="of:=[.J28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30]*EXP([.$J30]/8.314*(1/[.$E$1]-1/[.B$1]))" office:value-type="float" office:value="0.268852967824286" calcext:value-type="float">
            <text:p>0.2688529678</text:p>
          </table:table-cell>
          <table:table-cell table:formula="of:=[.$E30]*EXP([.$J30]/8.314*(1/[.$E$1]-1/[.C$1]))" office:value-type="float" office:value="0.684208029854691" calcext:value-type="float">
            <text:p>0.6842080299</text:p>
          </table:table-cell>
          <table:table-cell table:formula="of:=[.$E30]*EXP([.$J30]/8.314*(1/[.$E$1]-1/[.D$1]))" office:value-type="float" office:value="1.63369314275693" calcext:value-type="float">
            <text:p>1.6336931428</text:p>
          </table:table-cell>
          <table:table-cell table:formula="of:=[.E29]" office:value-type="float" office:value="2.5" calcext:value-type="float">
            <text:p>2.5</text:p>
          </table:table-cell>
          <table:table-cell table:formula="of:=[.$E30]*EXP([.$J30]/8.314*(1/[.$E$1]-1/[.F$1]))" office:value-type="float" office:value="3.6830149143501" calcext:value-type="float">
            <text:p>3.6830149144</text:p>
          </table:table-cell>
          <table:table-cell table:formula="of:=[.$E30]*EXP([.$J30]/8.314*(1/[.$E$1]-1/[.G$1]))" office:value-type="float" office:value="7.88276265262015" calcext:value-type="float">
            <text:p>7.8827626526</text:p>
          </table:table-cell>
          <table:table-cell table:formula="of:=[.$E30]*EXP([.$J30]/8.314*(1/[.$E$1]-1/[.H$1]))" office:value-type="float" office:value="16.0949850065428" calcext:value-type="float">
            <text:p>16.0949850065</text:p>
          </table:table-cell>
          <table:table-cell table:formula="of:=[.$E30]*EXP([.$J30]/8.314*(1/[.$E$1]-1/[.I$1]))" office:value-type="float" office:value="31.4835253063661" calcext:value-type="float">
            <text:p>31.4835253064</text:p>
          </table:table-cell>
          <table:table-cell table:formula="of:=[.J29]" office:value-type="float" office:value="60000" calcext:value-type="float">
            <text:p>60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-[.$C$33]*([.A33]-[.$D$33]))" office:value-type="float" office:value="12591090.2654061" calcext:value-type="float">
            <text:p>12591090.2654061</text:p>
          </table:table-cell>
          <table:table-cell office:value-type="float" office:value="27" calcext:value-type="float">
            <text:p>27</text:p>
          </table:table-cell>
          <table:table-cell office:value-type="float" office:value="0.9055" calcext:value-type="float">
            <text:p>0.9055</text:p>
          </table:table-cell>
          <table:table-cell table:number-columns-repeated="6"/>
        </table:table-row>
        <table:table-row table:style-name="ro1">
          <table:table-cell office:value-type="float" office:value="0.396975" calcext:value-type="float">
            <text:p>0.396975</text:p>
          </table:table-cell>
          <table:table-cell table:formula="of:=EXP(-[.$C$33]*([.A34]-[.$D$33]))" office:value-type="float" office:value="918204.121995212" calcext:value-type="float">
            <text:p>918204.121995212</text:p>
          </table:table-cell>
          <table:table-cell table:number-columns-repeated="8"/>
        </table:table-row>
        <table:table-row table:style-name="ro1">
          <table:table-cell office:value-type="float" office:value="0.4229" calcext:value-type="float">
            <text:p>0.4229</text:p>
          </table:table-cell>
          <table:table-cell table:formula="of:=EXP(-[.$C$33]*([.A35]-[.$D$33]))" office:value-type="float" office:value="455978.072172829" calcext:value-type="float">
            <text:p>455978.072172829</text:p>
          </table:table-cell>
          <table:table-cell table:number-columns-repeated="8"/>
        </table:table-row>
        <table:table-row table:style-name="ro1">
          <table:table-cell office:value-type="float" office:value="0.47765" calcext:value-type="float">
            <text:p>0.47765</text:p>
          </table:table-cell>
          <table:table-cell table:formula="of:=EXP(-[.$C$33]*([.A36]-[.$D$33]))" office:value-type="float" office:value="103979.599476289" calcext:value-type="float">
            <text:p>103979.599476289</text:p>
          </table:table-cell>
          <table:table-cell table:number-columns-repeated="8"/>
        </table:table-row>
        <table:table-row table:style-name="ro1">
          <table:table-cell office:value-type="float" office:value="0.531675" calcext:value-type="float">
            <text:p>0.531675</text:p>
          </table:table-cell>
          <table:table-cell table:formula="of:=EXP(-[.$C$33]*([.A37]-[.$D$33]))" office:value-type="float" office:value="24179.8519180523" calcext:value-type="float">
            <text:p>24179.8519180523</text:p>
          </table:table-cell>
          <table:table-cell table:number-columns-repeated="8"/>
        </table:table-row>
        <table:table-row table:style-name="ro1">
          <table:table-cell office:value-type="float" office:value="0.5785" calcext:value-type="float">
            <text:p>0.5785</text:p>
          </table:table-cell>
          <table:table-cell table:formula="of:=EXP(-[.$C$33]*([.A38]-[.$D$33]))" office:value-type="float" office:value="6829.4539458117" calcext:value-type="float">
            <text:p>6829.4539458117</text:p>
          </table:table-cell>
          <table:table-cell table:number-columns-repeated="8"/>
        </table:table-row>
        <table:table-row table:style-name="ro1">
          <table:table-cell office:value-type="float" office:value="0.6334" calcext:value-type="float">
            <text:p>0.6334</text:p>
          </table:table-cell>
          <table:table-cell table:formula="of:=EXP(-[.$C$33]*([.A39]-[.$D$33]))" office:value-type="float" office:value="1551.06954347223" calcext:value-type="float">
            <text:p>1551.0695434722</text:p>
          </table:table-cell>
          <table:table-cell table:number-columns-repeated="8"/>
        </table:table-row>
        <table:table-row table:style-name="ro1">
          <table:table-cell office:value-type="float" office:value="0.6965" calcext:value-type="float">
            <text:p>0.6965</text:p>
          </table:table-cell>
          <table:table-cell table:formula="of:=EXP(-[.$C$33]*([.A40]-[.$D$33]))" office:value-type="float" office:value="282.308374480473" calcext:value-type="float">
            <text:p>282.3083744805</text:p>
          </table:table-cell>
          <table:table-cell table:number-columns-repeated="8"/>
        </table:table-row>
        <table:table-row table:style-name="ro1">
          <table:table-cell office:value-type="float" office:value="0.74615" calcext:value-type="float">
            <text:p>0.74615</text:p>
          </table:table-cell>
          <table:table-cell table:formula="of:=EXP(-[.$C$33]*([.A41]-[.$D$33]))" office:value-type="float" office:value="73.880579566416" calcext:value-type="float">
            <text:p>73.8805795664</text:p>
          </table:table-cell>
          <table:table-cell table:number-columns-repeated="8"/>
        </table:table-row>
        <table:table-row table:style-name="ro1">
          <table:table-cell office:value-type="float" office:value="0.790725" calcext:value-type="float">
            <text:p>0.790725</text:p>
          </table:table-cell>
          <table:table-cell table:formula="of:=EXP(-[.$C$33]*([.A42]-[.$D$33]))" office:value-type="float" office:value="22.174101305473" calcext:value-type="float">
            <text:p>22.1741013055</text:p>
          </table:table-cell>
          <table:table-cell table:number-columns-repeated="8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EXP(-[.$C$33]*([.A43]-[.$D$33]))" office:value-type="float" office:value="7.67908193269169" calcext:value-type="float">
            <text:p>7.6790819327</text:p>
          </table:table-cell>
          <table:table-cell table:number-columns-repeated="8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EXP(-[.$C$33]*([.A44]-[.$D$33]))" office:value-type="float" office:value="4.47497157611277" calcext:value-type="float">
            <text:p>4.4749715761</text:p>
          </table:table-cell>
          <table:table-cell table:number-columns-repeated="8"/>
        </table:table-row>
        <table:table-row table:style-name="ro1">
          <table:table-cell office:value-type="float" office:value="0.863549244" calcext:value-type="float">
            <text:p>0.863549244</text:p>
          </table:table-cell>
          <table:table-cell table:formula="of:=EXP(-[.$C$33]*([.A45]-[.$D$33]))" office:value-type="float" office:value="3.10393422594059" calcext:value-type="float">
            <text:p>3.1039342259</text:p>
          </table:table-cell>
          <table:table-cell table:number-columns-repeated="8"/>
        </table:table-row>
        <table:table-row table:style-name="ro1">
          <table:table-cell office:value-type="float" office:value="0.870835735" calcext:value-type="float">
            <text:p>0.870835735</text:p>
          </table:table-cell>
          <table:table-cell table:formula="of:=EXP(-[.$C$33]*([.A46]-[.$D$33]))" office:value-type="float" office:value="2.54959661127538" calcext:value-type="float">
            <text:p>2.5495966113</text:p>
          </table:table-cell>
          <table:table-cell table:number-columns-repeated="8"/>
        </table:table-row>
        <table:table-row table:style-name="ro1">
          <table:table-cell office:value-type="float" office:value="0.878192733" calcext:value-type="float">
            <text:p>0.878192733</text:p>
          </table:table-cell>
          <table:table-cell table:formula="of:=EXP(-[.$C$33]*([.A47]-[.$D$33]))" office:value-type="float" office:value="2.09027619716702" calcext:value-type="float">
            <text:p>2.0902761972</text:p>
          </table:table-cell>
          <table:table-cell table:number-columns-repeated="8"/>
        </table:table-row>
        <table:table-row table:style-name="ro1">
          <table:table-cell office:value-type="float" office:value="0.885743387" calcext:value-type="float">
            <text:p>0.885743387</text:p>
          </table:table-cell>
          <table:table-cell table:formula="of:=EXP(-[.$C$33]*([.A48]-[.$D$33]))" office:value-type="float" office:value="1.70476718154818" calcext:value-type="float">
            <text:p>1.7047671815</text:p>
          </table:table-cell>
          <table:table-cell table:number-columns-repeated="8"/>
        </table:table-row>
        <table:table-row table:style-name="ro1">
          <table:table-cell office:value-type="float" office:value="0.89323802" calcext:value-type="float">
            <text:p>0.89323802</text:p>
          </table:table-cell>
          <table:table-cell table:formula="of:=EXP(-[.$C$33]*([.A49]-[.$D$33]))" office:value-type="float" office:value="1.39246207881548" calcext:value-type="float">
            <text:p>1.3924620788</text:p>
          </table:table-cell>
          <table:table-cell table:number-columns-repeated="8"/>
        </table:table-row>
        <table:table-row table:style-name="ro1">
          <table:table-cell office:value-type="float" office:value="0.90087843" calcext:value-type="float">
            <text:p>0.90087843</text:p>
          </table:table-cell>
          <table:table-cell table:formula="of:=EXP(-[.$C$33]*([.A50]-[.$D$33]))" office:value-type="float" office:value="1.13290189545963" calcext:value-type="float">
            <text:p>1.1329018955</text:p>
          </table:table-cell>
          <table:table-cell table:number-columns-repeated="8"/>
        </table:table-row>
        <table:table-row table:style-name="ro1">
          <table:table-cell office:value-type="float" office:value="0.908906616" calcext:value-type="float">
            <text:p>0.908906616</text:p>
          </table:table-cell>
          <table:table-cell table:formula="of:=EXP(-[.$C$33]*([.A51]-[.$D$33]))" office:value-type="float" office:value="0.912124639616156" calcext:value-type="float">
            <text:p>0.9121246396</text:p>
          </table:table-cell>
          <table:table-cell table:number-columns-repeated="8"/>
        </table:table-row>
        <table:table-row table:style-name="ro1">
          <table:table-cell office:value-type="float" office:value="0.917011556" calcext:value-type="float">
            <text:p>0.917011556</text:p>
          </table:table-cell>
          <table:table-cell table:formula="of:=EXP(-[.$C$33]*([.A52]-[.$D$33]))" office:value-type="float" office:value="0.732851630233108" calcext:value-type="float">
            <text:p>0.7328516302</text:p>
          </table:table-cell>
          <table:table-cell table:number-columns-repeated="8"/>
        </table:table-row>
        <table:table-row table:style-name="ro1">
          <table:table-cell office:value-type="float" office:value="0.925638091" calcext:value-type="float">
            <text:p>0.925638091</text:p>
          </table:table-cell>
          <table:table-cell table:formula="of:=EXP(-[.$C$33]*([.A53]-[.$D$33]))" office:value-type="float" office:value="0.580579546049662" calcext:value-type="float">
            <text:p>0.580579546</text:p>
          </table:table-cell>
          <table:table-cell table:number-columns-repeated="8"/>
        </table:table-row>
        <table:table-row table:style-name="ro1">
          <table:table-cell office:value-type="float" office:value="0.934598841" calcext:value-type="float">
            <text:p>0.934598841</text:p>
          </table:table-cell>
          <table:table-cell table:formula="of:=EXP(-[.$C$33]*([.A54]-[.$D$33]))" office:value-type="float" office:value="0.455814793306797" calcext:value-type="float">
            <text:p>0.4558147933</text:p>
          </table:table-cell>
          <table:table-cell table:number-columns-repeated="8"/>
        </table:table-row>
        <table:table-row table:style-name="ro1">
          <table:table-cell office:value-type="float" office:value="0.94393729" calcext:value-type="float">
            <text:p>0.94393729</text:p>
          </table:table-cell>
          <table:table-cell table:formula="of:=EXP(-[.$C$33]*([.A55]-[.$D$33]))" office:value-type="float" office:value="0.354230718842958" calcext:value-type="float">
            <text:p>0.3542307188</text:p>
          </table:table-cell>
          <table:table-cell table:number-columns-repeated="8"/>
        </table:table-row>
        <table:table-row table:style-name="ro1">
          <table:table-cell office:value-type="float" office:value="0.95263513" calcext:value-type="float">
            <text:p>0.95263513</text:p>
          </table:table-cell>
          <table:table-cell table:formula="of:=EXP(-[.$C$33]*([.A56]-[.$D$33]))" office:value-type="float" office:value="0.28008882051228" calcext:value-type="float">
            <text:p>0.2800888205</text:p>
          </table:table-cell>
          <table:table-cell table:number-columns-repeated="8"/>
        </table:table-row>
        <table:table-row table:style-name="ro1">
          <table:table-cell office:value-type="float" office:value="0.96079051" calcext:value-type="float">
            <text:p>0.96079051</text:p>
          </table:table-cell>
          <table:table-cell table:formula="of:=EXP(-[.$C$33]*([.A57]-[.$D$33]))" office:value-type="float" office:value="0.224732657977036" calcext:value-type="float">
            <text:p>0.224732658</text:p>
          </table:table-cell>
          <table:table-cell table:number-columns-repeated="8"/>
        </table:table-row>
        <table:table-row table:style-name="ro1">
          <table:table-cell office:value-type="float" office:value="0.968809009" calcext:value-type="float">
            <text:p>0.968809009</text:p>
          </table:table-cell>
          <table:table-cell table:formula="of:=EXP(-[.$C$33]*([.A58]-[.$D$33]))" office:value-type="float" office:value="0.180984616507424" calcext:value-type="float">
            <text:p>0.1809846165</text:p>
          </table:table-cell>
          <table:table-cell table:number-columns-repeated="8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EXP(-[.$C$33]*([.A59]-[.$D$33]))" office:value-type="float" office:value="0.153125106832769" calcext:value-type="float">
            <text:p>0.1531251068</text:p>
          </table:table-cell>
          <table:table-cell table:number-columns-repeated="8"/>
        </table:table-row>
        <table:table-row table:style-name="ro1">
          <table:table-cell office:value-type="float" office:value="0.985" calcext:value-type="float">
            <text:p>0.985</text:p>
          </table:table-cell>
          <table:table-cell table:formula="of:=EXP(-[.$C$33]*([.A60]-[.$D$33]))" office:value-type="float" office:value="0.116892566624276" calcext:value-type="float">
            <text:p>0.11689256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-[.$C$33]*([.A61]-[.$D$33]))" office:value-type="float" office:value="0.0779646313001214" calcext:value-type="float">
            <text:p>0.07796463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9:37:13.941243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27</meta:editing-cycles>
    <meta:editing-duration>PT8M58S</meta:editing-duration>
    <dc:date>2016-08-19T19:45:05.664423541</dc:date>
    <meta:document-statistic meta:table-count="1" meta:cell-count="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Sheet1.A2:Sheet1.I30" svg:x="0.32cm" svg:y="0.18cm" svg:width="12.481cm" svg:height="8.64cm">
          <chartooo:coordinate-region svg:x="0.941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class="chart:scatter">
            <chart:domain table:cell-range-address="Sheet1.A2:Sheet1.A30"/>
            <chart:data-point chart:repeated="29"/>
          </chart:series>
          <chart:series chart:style-name="ch7" chart:values-cell-range-address="Sheet1.C2:Sheet1.C30" chart:class="chart:scatter">
            <chart:data-point chart:repeated="29"/>
          </chart:series>
          <chart:series chart:style-name="ch8" chart:values-cell-range-address="Sheet1.D2:Sheet1.D30" chart:class="chart:scatter">
            <chart:data-point chart:repeated="29"/>
          </chart:series>
          <chart:series chart:style-name="ch9" chart:values-cell-range-address="Sheet1.E2:Sheet1.E30" chart:class="chart:scatter">
            <chart:data-point chart:repeated="29"/>
          </chart:series>
          <chart:series chart:style-name="ch10" chart:values-cell-range-address="Sheet1.F2:Sheet1.F30" chart:class="chart:scatter">
            <chart:data-point chart:repeated="29"/>
          </chart:series>
          <chart:series chart:style-name="ch11" chart:values-cell-range-address="Sheet1.G2:Sheet1.G30" chart:class="chart:scatter">
            <chart:data-point chart:repeated="29"/>
          </chart:series>
          <chart:series chart:style-name="ch12" chart:values-cell-range-address="Sheet1.H2:Sheet1.H30" chart:class="chart:scatter">
            <chart:data-point chart:repeated="29"/>
          </chart:series>
          <chart:series chart:style-name="ch13" chart:values-cell-range-address="Sheet1.I2:Sheet1.I30" chart:class="chart:scatter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A2:Sheet1.A30</svg:desc>
                </draw:g>
              </table:table-cell>
              <table:table-cell office:value-type="float" office:value="0.268852967824286">
                <text:p>0.268852967824286</text:p>
                <draw:g>
                  <svg:desc>Sheet1.B2:Sheet1.B30</svg:desc>
                </draw:g>
              </table:table-cell>
              <table:table-cell office:value-type="float" office:value="0.684208029854691">
                <text:p>0.684208029854691</text:p>
                <draw:g>
                  <svg:desc>Sheet1.C2:Sheet1.C30</svg:desc>
                </draw:g>
              </table:table-cell>
              <table:table-cell office:value-type="float" office:value="1.63369314275693">
                <text:p>1.63369314275693</text:p>
                <draw:g>
                  <svg:desc>Sheet1.D2:Sheet1.D30</svg:desc>
                </draw:g>
              </table:table-cell>
              <table:table-cell office:value-type="float" office:value="2.5">
                <text:p>2.5</text:p>
                <draw:g>
                  <svg:desc>Sheet1.E2:Sheet1.E30</svg:desc>
                </draw:g>
              </table:table-cell>
              <table:table-cell office:value-type="float" office:value="3.6830149143501">
                <text:p>3.6830149143501</text:p>
                <draw:g>
                  <svg:desc>Sheet1.F2:Sheet1.F30</svg:desc>
                </draw:g>
              </table:table-cell>
              <table:table-cell office:value-type="float" office:value="7.88276265262015">
                <text:p>7.88276265262015</text:p>
                <draw:g>
                  <svg:desc>Sheet1.G2:Sheet1.G30</svg:desc>
                </draw:g>
              </table:table-cell>
              <table:table-cell office:value-type="float" office:value="16.0949850065428">
                <text:p>16.0949850065428</text:p>
                <draw:g>
                  <svg:desc>Sheet1.H2:Sheet1.H30</svg:desc>
                </draw:g>
              </table:table-cell>
              <table:table-cell office:value-type="float" office:value="31.4835253063661">
                <text:p>31.4835253063661</text:p>
                <draw:g>
                  <svg:desc>Sheet1.I2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975">
                <text:p>0.39697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9">
                <text:p>0.4229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65">
                <text:p>0.4776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1675">
                <text:p>0.53167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85">
                <text:p>0.578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34">
                <text:p>0.6334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65">
                <text:p>0.696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615">
                <text:p>0.7461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0725">
                <text:p>0.79072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">
                <text:p>0.83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">
                <text:p>0.8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3549244">
                <text:p>0.863549244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0835735">
                <text:p>0.87083573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8192733">
                <text:p>0.878192733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5743387">
                <text:p>0.885743387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323802">
                <text:p>0.89323802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087843">
                <text:p>0.90087843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8906616">
                <text:p>0.908906616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7011556">
                <text:p>0.917011556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5638091">
                <text:p>0.925638091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4598841">
                <text:p>0.934598841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393729">
                <text:p>0.94393729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263513">
                <text:p>0.95263513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079051">
                <text:p>0.96079051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8809009">
                <text:p>0.968809009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5">
                <text:p>0.97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5">
                <text:p>0.985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268852967824286">
                <text:p>0.268852967824286</text:p>
              </table:table-cell>
              <table:table-cell office:value-type="float" office:value="0.684208029854691">
                <text:p>0.684208029854691</text:p>
              </table:table-cell>
              <table:table-cell office:value-type="float" office:value="1.63369314275693">
                <text:p>1.63369314275693</text:p>
              </table:table-cell>
              <table:table-cell office:value-type="float" office:value="2.5">
                <text:p>2.5</text:p>
              </table:table-cell>
              <table:table-cell office:value-type="float" office:value="3.6830149143501">
                <text:p>3.6830149143501</text:p>
              </table:table-cell>
              <table:table-cell office:value-type="float" office:value="7.88276265262015">
                <text:p>7.88276265262015</text:p>
              </table:table-cell>
              <table:table-cell office:value-type="float" office:value="16.0949850065428">
                <text:p>16.0949850065428</text:p>
              </table:table-cell>
              <table:table-cell office:value-type="float" office:value="31.4835253063661">
                <text:p>31.4835253063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